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ApplicationContext.registerSingleton( String name , Class &lt; ? &gt; clazz , MutablePropertyValues p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ApplicationContext.registerSingleton( String name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ApplicationContext.registerPrototype( String name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ApplicationContext.StaticApplicationContext( @ Nullable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ApplicationContext.addMessage( String code , Locale local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ApplicationContext.registerPrototype( String name , Class &lt; ? &gt; clazz , MutablePropertyValues p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ApplicationContext.getStatic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ApplicationContext.assertBeanFactory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ApplicationContext.Static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